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5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15.8957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bfbfb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413in double #000000" style:border-line-width-bottom="0.0138in 0.0138in 0.0138in" style:diagonal-bl-tr="none" style:diagonal-tl-br="none" fo:border-left="none" fo:border-right="none" style:rotation-align="none" fo:border-top="none"/>
    </style:style>
    <style:style style:name="ce3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00b05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413in double #000000" style:border-line-width-bottom="0.0138in 0.0138in 0.0138in" fo:background-color="#7030a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bfbfbf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Iteration</text:p>
          </table:table-cell>
          <table:table-cell table:style-name="ce1" office:value-type="string">
            <text:p>Ph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office:value-type="string">
            <text:p>WeatherModelTest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Leteszteletem, hogy a setteles mukodik a smallestTemperature-re (5-re).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Letrehozok egy <text:s/>smallestTemperature-t a modelben es hozza gettert settert. A Getterbe beegetem az 5-t.</text:p>
          </table:table-cell>
          <table:table-cell table:number-columns-repeated="102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Visszaterek a besettelt ertekkel az 5 helyett.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TEST</text:p>
          </table:table-cell>
          <table:table-cell table:style-name="ce7" office:value-type="string">
            <text:p>Letesztelem, hogy tobbszori setteles utan jot kapok e vissza.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.</text:p>
          </table:table-cell>
          <table:table-cell table:number-columns-repeated="102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string">
            <text:p>TEST</text:p>
          </table:table-cell>
          <table:table-cell table:style-name="ce7" office:value-type="string">
            <text:p>Letesztelem, hogy minusz ertekre mukodik e a smallest..</text:p>
          </table:table-cell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.</text:p>
          </table:table-cell>
          <table:table-cell table:number-columns-repeated="1021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" office:value-type="string">
            <text:p>TEST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Default"/>
          <table:table-cell table:style-name="ce4" office:value-type="string">
            <text:p>CODE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Refaktoralnom kell az egeszet. Ahelyett, hogy settelhetove teszem a smallest, az osszes temperature-t lehet letarolni es a smallest ezekbol ter vissza a legkisebbel.</text:p>
          </table:table-cell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6" office:value-type="string">
            <text:p>WeatherServiceTest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3" office:value-type="string">
            <text:p>TEST</text:p>
          </table:table-cell>
          <table:table-cell office:value-type="string">
            <text:p>Letesztelem, hogy kepes e egy megadott url-t betolteni es complete-t dobni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" office:value-type="string">
            <text:p>CODE</text:p>
          </table:table-cell>
          <table:table-cell table:style-name="ce7" office:value-type="string">
            <text:p>Load metodus a service-ben, konstanskent felvenni egy url-t, complete handler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Konstanst kiszervezni kulon osztalyba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3" office:value-type="string">
            <text:p>TEST</text:p>
          </table:table-cell>
          <table:table-cell office:value-type="string">
            <text:p>Letesztelem, hogy kepes e egy megadott url-t betolteni es letarolni egy adott erteket a modelbe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" office:value-type="string">
            <text:p>CODE</text:p>
          </table:table-cell>
          <table:table-cell table:style-name="ce7" office:value-type="string">
            <text:p>Complete-en belul modelbe beegetett erteket letarolni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A loader data-t letarolni a beegetett helyett, kiszervezem a parsolast osztalyba, az async timeoutot kiszervezem konstansba, kiszervezem au urlLoadert es a logikajat kulon osztalyba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3" office:value-type="string">
            <text:p>TEST</text:p>
          </table:table-cell>
          <table:table-cell office:value-type="string">
            <text:p>Letesztelem, hogy header-el ellatott data-t tud e parsolni es elmenteni a Modelbe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" office:value-type="string">
            <text:p>CODE</text:p>
          </table:table-cell>
          <table:table-cell table:style-name="ce7" office:value-type="string">
            <text:p>Ehhez az egesz kodot at kell alakitani, ami a teszt-ben van. Uzleti igeny szerint nem kell header nelkulit is tudnia. A parsert atalakitom, hogy headert lekezelje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Az osszes olyan tesztet ki kell torolnom, amire mar nincs szukseg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3" office:value-type="string">
            <text:p>TEST</text:p>
          </table:table-cell>
          <table:table-cell office:value-type="string">
            <text:p>Letesztelem, hogy ures url eseten dobodik-e Error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" office:value-type="string">
            <text:p>CODE</text:p>
          </table:table-cell>
          <table:table-cell table:style-name="ce7" office:value-type="string">
            <text:p>Kiegeszitem a load-ot, ha empty stringet kap, dobjon errort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Kiszervezem a validalast kulon osztalyba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3" office:value-type="string">
            <text:p>TEST</text:p>
          </table:table-cell>
          <table:table-cell office:value-type="string">
            <text:p>Letesztelem, hogy ures nullos url eseten dobodik-e Error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" office:value-type="string">
            <text:p>CODE</text:p>
          </table:table-cell>
          <table:table-cell table:style-name="ce7" office:value-type="string">
            <text:p>Kiegeszitem a load-ot, ha nullos url-t kap, dobjon errort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Kiszervezem a validalast kulon osztalyba.</text:p>
          </table:table-cell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/>
          <table:table-cell table:style-name="ce1"/>
          <table:table-cell table:style-name="ce6" office:value-type="string">
            <text:p>FootballModelTest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3" office:value-type="string">
            <text:p>TEST</text:p>
          </table:table-cell>
          <table:table-cell office:value-type="string">
            <text:p>Leteszteletem, hogy vissza tudja e adni egy elemu vektor eseten a legkisebb differenciajut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" office:value-type="string">
            <text:p>CODE</text:p>
          </table:table-cell>
          <table:table-cell office:value-type="string">
            <text:p>A modelbe belefejlesztem a get mostBalancedTeam-t es a set goalRates-t. Beleegetem a returnt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A beleegetest kiveszem es visszaterek a csapatnevvel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3" office:value-type="string">
            <text:p>TEST</text:p>
          </table:table-cell>
          <table:table-cell table:style-name="ce7" office:value-type="string">
            <text:p>Letesztelem, hogy ket csapat eseten visszaadja e a helyes erteket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" office:value-type="string">
            <text:p>CODE</text:p>
          </table:table-cell>
          <table:table-cell table:style-name="ce7" office:value-type="string">
            <text:p>Belefejlesztem a mostBalancedTeam-be a logikat.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" office:value-type="string">
            <text:p>REFACT</text:p>
          </table:table-cell>
          <table:table-cell table:style-name="ce2" office:value-type="string">
            <text:p>Nincs szukseg.</text:p>
          </table:table-cell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/>
          <table:table-cell table:style-name="ce1"/>
          <table:table-cell table:style-name="ce6" office:value-type="string">
            <text:p>FootballServiceTes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" office:value-type="string">
            <text:p>TES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4" office:value-type="string">
            <text:p>COD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" office:value-type="string">
            <text:p>REFACT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Default"/>
          <table:table-cell table:style-name="ce3" office:value-type="string">
            <text:p>TEST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Default"/>
          <table:table-cell table:style-name="ce4" office:value-type="string">
            <text:p>CODE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Default"/>
          <table:table-cell table:style-name="ce5" office:value-type="string">
            <text:p>REFACT</text:p>
          </table:table-cell>
          <table:table-cell table:style-name="ce2"/>
          <table:table-cell table:number-columns-repeated="1021"/>
        </table:table-row>
        <table:table-row table:style-name="ro1" table:number-rows-repeated="9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22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10/29/2014</text:date>, <text:time>01:4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9T01:46:31.53</dc:date>
    <meta:generator>OpenOffice/4.0.1$Win32 OpenOffice.org_project/401m5$Build-9714</meta:generator>
    <meta:editing-duration>PT10H55M16S</meta:editing-duration>
    <meta:editing-cycles>88</meta:editing-cycles>
    <meta:document-statistic meta:table-count="1" meta:cell-count="97" meta:object-count="0"/>
  </office:meta>
</office:document-meta>
</file>